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00/00/00</text:date>, <text:time style:data-style-name="N2" text:time-value="17:57:01.99069482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1$Linux_X86_64 LibreOffice_project/520$Build-1</meta:generator>
    <dc:date>2025-04-25T17:59:06.901021621</dc:date>
    <meta:editing-duration>PT4H35M43S</meta:editing-duration>
    <meta:editing-cycles>56</meta:editing-cycles>
    <meta:document-statistic meta:table-count="1" meta:cell-count="104" meta:object-count="0"/>
  </office:meta>
</office:document-meta>
</file>